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82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4.362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395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7cm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4.392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ersion 0.0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ssage queue to manage messages</text:p>
              </text:list-item>
              <text:list-item>
                <text:p>Decouples creating and consumption between different processes</text:p>
              </text:list-item>
              <text:list-item>
                <text:p>Key functionality</text:p>
                <text:list>
                  <text:list-item>
                    <text:p>Keeps list of messages in the pool</text:p>
                  </text:list-item>
                  <text:list-item>
                    <text:p>add a message</text:p>
                  </text:list-item>
                  <text:list-item>
                    <text:p>Delete a message</text:p>
                  </text:list-item>
                  <text:list-item>
                    <text:p>Export the pool (i.e. data bag)</text:p>
                  </text:list-item>
                  <text:list-item>
                    <text:p>Import a data bag</text:p>
                  </text:list-item>
                </text:list>
              </text:list-item>
              <text:list-item>
                <text:p>Shared pointer to manage message lifecycle</text:p>
              </text:list-item>
              <text:list-item>
                <text:p>Platform generic, works on rpi, pc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 diagram</text:p>
          </draw:text-box>
        </draw:frame>
        <draw:frame draw:style-name="gr2" draw:text-style-name="P2" xml:id="id3" draw:id="id3" draw:layer="layout" svg:width="8.636cm" svg:height="2.072cm" svg:x="5.588cm" svg:y="5.08cm">
          <draw:text-box>
            <text:p><text:span text:style-name="T1">TC</text:span><text:span text:style-name="T1">P </text:span><text:span text:style-name="T1">me</text:span><text:span text:style-name="T1">ss</text:span><text:span text:style-name="T1">ag</text:span><text:span text:style-name="T1">e </text:span><text:span text:style-name="T1">rec</text:span><text:span text:style-name="T1">eiv</text:span><text:span text:style-name="T1">er</text:span></text:p>
            <text:p><text:span text:style-name="T1">- </text:span><text:span text:style-name="T1">rec</text:span><text:span text:style-name="T1">eiv</text:span><text:span text:style-name="T1">es </text:span><text:span text:style-name="T1">he</text:span><text:span text:style-name="T1">ad</text:span><text:span text:style-name="T1">er </text:span><text:span text:style-name="T1">an</text:span><text:span text:style-name="T1">d </text:span><text:span text:style-name="T1">dat</text:span><text:span text:style-name="T1">a</text:span></text:p>
            <text:p><text:span text:style-name="T1">- </text:span><text:span text:style-name="T1">cre</text:span><text:span text:style-name="T1">ate</text:span><text:span text:style-name="T1">s a </text:span><text:span text:style-name="T1">me</text:span><text:span text:style-name="T1">ss</text:span><text:span text:style-name="T1">ag</text:span><text:span text:style-name="T1">e</text:span></text:p>
          </draw:text-box>
        </draw:frame>
        <draw:frame draw:style-name="gr3" draw:text-style-name="P2" xml:id="id4" draw:id="id4" draw:layer="layout" svg:width="8.636cm" svg:height="4.612cm" svg:x="6.096cm" svg:y="10.12cm">
          <draw:text-box>
            <text:p>Message Queue</text:p>
            <text:p>- message 1</text:p>
            <text:p>- message 2</text:p>
            <text:p>…</text:p>
            <text:p>- message n</text:p>
          </draw:text-box>
        </draw:frame>
        <draw:frame draw:style-name="gr4" draw:text-style-name="P2" draw:layer="layout" svg:width="1.778cm" svg:height="0.645cm" svg:x="2.032cm" svg:y="4.435cm">
          <draw:text-box>
            <text:p><text:span text:style-name="T2">TCP</text:span></text:p>
          </draw:text-box>
        </draw:frame>
        <draw:frame draw:style-name="gr5" draw:text-style-name="P2" xml:id="id2" draw:id="id2" draw:layer="layout" svg:width="8.636cm" svg:height="2.471cm" svg:x="18.288cm" svg:y="9.213cm">
          <draw:text-box>
            <text:p><text:span text:style-name="T1">Queue meta data</text:span></text:p>
            <text:p><text:span text:style-name="T1">Message consumed?</text:span></text:p>
            <text:p><text:span text:style-name="T1">Flagged for deletion</text:span></text:p>
            <text:p><text:span text:style-name="T1">use_count (shared ptr)</text:span></text:p>
          </draw:text-box>
        </draw:frame>
        <draw:connector draw:style-name="gr6" draw:text-style-name="P3" draw:layer="layout" draw:type="line" svg:x1="11.292cm" svg:y1="11.906cm" svg:x2="18.288cm" svg:y2="10.448cm" draw:start-shape="id1" draw:start-glue-point="2" draw:end-shape="id2" draw:end-glue-point="3" svg:d="M11292 11906l6996-1458" svg:viewBox="0 0 6997 1459">
          <text:p/>
        </draw:connector>
        <draw:connector draw:style-name="gr7" draw:text-style-name="P3" draw:layer="layout" draw:type="curve" svg:x1="9.906cm" svg:y1="7.152cm" svg:x2="10.414cm" svg:y2="10.12cm" draw:start-shape="id3" draw:start-glue-point="2" draw:end-shape="id4" draw:end-glue-point="0" svg:d="M9906 7152c0 2226 508 742 508 2968" svg:viewBox="0 0 509 2969">
          <text:p/>
        </draw:connector>
        <draw:connector draw:style-name="gr7" draw:text-style-name="P3" xml:id="id1" draw:id="id1" draw:layer="layout" draw:type="curve" svg:x1="11.292cm" svg:y1="11.906cm" svg:x2="22.445cm" svg:y2="15.102cm" draw:end-shape="id5" draw:end-glue-point="0" svg:d="M11292 11906c0 2022 11153 424 11153 3196" svg:viewBox="0 0 11154 3197">
          <text:p/>
        </draw:connector>
        <draw:frame draw:style-name="gr8" draw:text-style-name="P2" xml:id="id6" draw:id="id6" draw:layer="layout" svg:width="10.668cm" svg:height="5.246cm" svg:x="3.048cm" svg:y="15.494cm">
          <draw:text-box>
            <text:p><text:span text:style-name="T1">Message consumer</text:span></text:p>
            <text:p><text:span text:style-name="T1"/></text:p>
            <text:p><text:span text:style-name="T1">Takes messages and processes them</text:span></text:p>
            <text:p><text:span text:style-name="T1">Then flags message as processed</text:span></text:p>
            <text:p><text:span text:style-name="T1"/></text:p>
            <text:p><text:span text:style-name="T1">One consumer processes all</text:span></text:p>
            <text:p><text:span text:style-name="T1">Several consumers, each processes a </text:span><text:span text:style-name="T1">particular message type</text:span></text:p>
            <text:p><text:span text:style-name="T1">Several consumers, each process </text:span><text:span text:style-name="T1">messages</text:span></text:p>
          </draw:text-box>
        </draw:frame>
        <draw:frame draw:style-name="gr9" draw:text-style-name="P2" xml:id="id5" draw:id="id5" draw:layer="layout" svg:width="6.791cm" svg:height="1.916cm" svg:x="19.05cm" svg:y="15.102cm">
          <draw:text-box>
            <text:p><text:span text:style-name="T1">Message</text:span></text:p>
            <text:p><text:span text:style-name="T1">- header information</text:span></text:p>
            <text:p><text:span text:style-name="T1">- data</text:span></text:p>
          </draw:text-box>
        </draw:frame>
        <draw:connector draw:style-name="gr6" draw:text-style-name="P3" draw:layer="layout" draw:type="line" svg:x1="8.382cm" svg:y1="15.494cm" svg:x2="10.414cm" svg:y2="14.732cm" draw:start-shape="id6" draw:start-glue-point="0" draw:end-shape="id4" draw:end-glue-point="2" svg:d="M8382 15494l2032-762" svg:viewBox="0 0 2033 763">
          <text:p/>
        </draw:connector>
        <draw:frame draw:style-name="gr10" draw:text-style-name="P2" draw:layer="layout" svg:width="4.826cm" svg:height="5.085cm" svg:x="0.508cm" svg:y="7.803cm">
          <draw:text-box>
            <text:p><text:span text:style-name="T1">- </text:span><text:span text:style-name="T1">message </text:span><text:span text:style-name="T1">list</text:span></text:p>
            <text:p><text:span text:style-name="T1">- </text:span><text:span text:style-name="T1">unproces</text:span><text:span text:style-name="T1">sed list</text:span></text:p>
            <text:p><text:span text:style-name="T1">- flag as </text:span><text:span text:style-name="T1">processe</text:span><text:span text:style-name="T1">d</text:span></text:p>
            <text:p><text:span text:style-name="T1">- flag for </text:span><text:span text:style-name="T1">deletion</text:span></text:p>
            <text:p><text:span text:style-name="T1">- export </text:span><text:span text:style-name="T1">bag</text:span></text:p>
            <text:p><text:span text:style-name="T1">- import </text:span><text:span text:style-name="T1">bag</text:span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7:14:20.862792700</meta:creation-date>
    <dc:date>2018-10-17T11:30:18.133050649</dc:date>
    <meta:editing-duration>PT3H16M49S</meta:editing-duration>
    <meta:editing-cycles>215</meta:editing-cycles>
    <meta:generator>LibreOffice/5.1.6.2$Linux_X86_64 LibreOffice_project/10m0$Build-2</meta:generator>
    <meta:document-statistic meta:object-count="39"/>
  </office:meta>
</office:document-meta>
</file>